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co1" style:family="table-column">
      <style:table-column-properties style:column-width="2.504cm" style:use-optimal-column-width="false"/>
    </style:style>
    <style:style style:name="co2" style:family="table-column">
      <style:table-column-properties style:column-width="2.539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1.319cm"/>
    </style:style>
    <style:style style:name="ce1" style:family="table-cell">
      <style:text-properties fo:color="#ed1c24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0pt" style:font-size-asian="12pt" style:font-size-complex="12pt"/>
    </style:style>
    <style:style style:name="P3" style:family="paragraph">
      <loext:graphic-properties draw:fill="none" draw:fill-color="#ffffff"/>
      <style:text-properties fo:font-size="10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ed1c24" fo:font-size="14pt" style:font-size-asian="14pt" style:font-size-complex="14pt"/>
    </style:style>
    <style:style style:name="P6" style:family="paragraph">
      <style:text-properties fo:color="#ed1c24"/>
    </style:style>
    <style:style style:name="T1" style:family="text">
      <style:text-properties style:font-size-asian="12pt" style:font-size-complex="12pt"/>
    </style:style>
    <style:style style:name="T2" style:family="text">
      <style:text-properties style:text-position="-33% 58%" style:font-size-asian="12pt" style:font-size-complex="12pt"/>
    </style:style>
    <style:style style:name="T3" style:family="text">
      <style:text-properties fo:color="#ed1c24" fo:font-size="14pt" style:font-size-asian="14pt" style:font-size-complex="14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571cm" svg:height="0.962cm" svg:x="12.429cm" svg:y="1.138cm">
          <draw:text-box>
            <text:p>Empty tree</text:p>
          </draw:text-box>
        </draw:frame>
        <draw:frame draw:style-name="gr1" draw:text-style-name="P3" xml:id="id2" draw:id="id2" draw:layer="layout" svg:width="1.463cm" svg:height="0.729cm" svg:x="5.137cm" svg:y="3.971cm">
          <draw:text-box>
            <text:p text:style-name="P2"><text:span text:style-name="T1">R</text:span><text:span text:style-name="T2">1</text:span><text:span text:style-name="T1"> = 1</text:span></text:p>
          </draw:text-box>
        </draw:frame>
        <draw:frame draw:style-name="gr1" draw:text-style-name="P3" xml:id="id3" draw:id="id3" draw:layer="layout" svg:width="1.463cm" svg:height="0.729cm" svg:x="21.737cm" svg:y="4.1cm">
          <draw:text-box>
            <text:p text:style-name="P2"><text:span text:style-name="T1">R</text:span><text:span text:style-name="T2">1</text:span><text:span text:style-name="T1"> = 3</text:span></text:p>
          </draw:text-box>
        </draw:frame>
        <draw:frame draw:style-name="gr1" draw:text-style-name="P3" xml:id="id7" draw:id="id7" draw:layer="layout" svg:width="1.463cm" svg:height="0.729cm" svg:x="13.5cm" svg:y="3.871cm">
          <draw:text-box>
            <text:p text:style-name="P2"><text:span text:style-name="T1">R</text:span><text:span text:style-name="T2">1</text:span><text:span text:style-name="T1"> = 2</text:span></text:p>
          </draw:text-box>
        </draw:frame>
        <draw:frame draw:style-name="gr1" draw:text-style-name="P3" xml:id="id4" draw:id="id4" draw:layer="layout" svg:width="1.463cm" svg:height="0.729cm" svg:x="1.937cm" svg:y="5.771cm">
          <draw:text-box>
            <text:p text:style-name="P2"><text:span text:style-name="T1">R</text:span><text:span text:style-name="T2">2</text:span><text:span text:style-name="T1"> = 1</text:span></text:p>
          </draw:text-box>
        </draw:frame>
        <draw:frame draw:style-name="gr1" draw:text-style-name="P3" xml:id="id5" draw:id="id5" draw:layer="layout" svg:width="1.463cm" svg:height="0.729cm" svg:x="5.1cm" svg:y="5.771cm">
          <draw:text-box>
            <text:p text:style-name="P2"><text:span text:style-name="T1">R</text:span><text:span text:style-name="T2">2</text:span><text:span text:style-name="T1"> = 2</text:span></text:p>
          </draw:text-box>
        </draw:frame>
        <draw:frame draw:style-name="gr1" draw:text-style-name="P3" xml:id="id6" draw:id="id6" draw:layer="layout" svg:width="1.463cm" svg:height="0.729cm" svg:x="8.5cm" svg:y="5.8cm">
          <draw:text-box>
            <text:p text:style-name="P2"><text:span text:style-name="T1">R</text:span><text:span text:style-name="T2">2</text:span><text:span text:style-name="T1"> = 3</text:span></text:p>
          </draw:text-box>
        </draw:frame>
        <draw:frame draw:style-name="gr1" draw:text-style-name="P3" xml:id="id11" draw:id="id11" draw:layer="layout" svg:width="1.463cm" svg:height="0.729cm" svg:x="21.737cm" svg:y="5.7cm">
          <draw:text-box>
            <text:p text:style-name="P2"><text:span text:style-name="T1">R</text:span><text:span text:style-name="T2">2</text:span><text:span text:style-name="T1"> = 2</text:span></text:p>
          </draw:text-box>
        </draw:frame>
        <draw:frame draw:style-name="gr1" draw:text-style-name="P3" xml:id="id19" draw:id="id19" draw:layer="layout" svg:width="1.463cm" svg:height="0.729cm" svg:x="19.4cm" svg:y="5.8cm">
          <draw:text-box>
            <text:p text:style-name="P2"><text:span text:style-name="T1">R</text:span><text:span text:style-name="T2">2</text:span><text:span text:style-name="T1"> = 1</text:span></text:p>
          </draw:text-box>
        </draw:frame>
        <draw:frame draw:style-name="gr1" draw:text-style-name="P3" xml:id="id12" draw:id="id12" draw:layer="layout" svg:width="1.463cm" svg:height="0.729cm" svg:x="24.837cm" svg:y="5.8cm">
          <draw:text-box>
            <text:p text:style-name="P2"><text:span text:style-name="T1">R</text:span><text:span text:style-name="T2">2</text:span><text:span text:style-name="T1"> = 3</text:span></text:p>
          </draw:text-box>
        </draw:frame>
        <draw:frame draw:style-name="gr1" draw:text-style-name="P3" xml:id="id9" draw:id="id9" draw:layer="layout" svg:width="1.463cm" svg:height="0.729cm" svg:x="13.775cm" svg:y="5.775cm">
          <draw:text-box>
            <text:p text:style-name="P2"><text:span text:style-name="T1">R</text:span><text:span text:style-name="T2">2</text:span><text:span text:style-name="T1"> = 2</text:span></text:p>
          </draw:text-box>
        </draw:frame>
        <draw:frame draw:style-name="gr1" draw:text-style-name="P3" xml:id="id8" draw:id="id8" draw:layer="layout" svg:width="1.463cm" svg:height="0.729cm" svg:x="11.137cm" svg:y="5.9cm">
          <draw:text-box>
            <text:p text:style-name="P2"><text:span text:style-name="T1">R</text:span><text:span text:style-name="T2">2</text:span><text:span text:style-name="T1"> = 1</text:span></text:p>
          </draw:text-box>
        </draw:frame>
        <draw:frame draw:style-name="gr1" draw:text-style-name="P3" xml:id="id10" draw:id="id10" draw:layer="layout" svg:width="1.463cm" svg:height="0.729cm" svg:x="15.963cm" svg:y="5.771cm">
          <draw:text-box>
            <text:p text:style-name="P2"><text:span text:style-name="T1">R</text:span><text:span text:style-name="T2">2</text:span><text:span text:style-name="T1"> = 3</text:span></text:p>
          </draw:text-box>
        </draw:frame>
        <draw:frame draw:style-name="gr1" draw:text-style-name="P3" xml:id="id15" draw:id="id15" draw:layer="layout" svg:width="1.463cm" svg:height="0.729cm" svg:x="0.937cm" svg:y="7.7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13" draw:id="id13" draw:layer="layout" svg:width="1.463cm" svg:height="0.729cm" svg:x="2.137cm" svg:y="7.8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14" draw:id="id14" draw:layer="layout" svg:width="1.463cm" svg:height="0.729cm" svg:x="3.4cm" svg:y="7.6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14.214cm" svg:y1="2.1cm" svg:x2="5.868cm" svg:y2="3.971cm" draw:start-shape="id1" draw:start-glue-point="2" draw:end-shape="id2" draw:end-glue-point="0" svg:d="M14214 2100l-8346 1871" svg:viewBox="0 0 8347 1872">
          <text:p/>
        </draw:connector>
        <draw:connector draw:style-name="gr2" draw:text-style-name="P4" draw:layer="layout" draw:type="line" svg:x1="14.214cm" svg:y1="2.1cm" svg:x2="22.468cm" svg:y2="4.1cm" draw:start-shape="id1" draw:start-glue-point="2" draw:end-shape="id3" draw:end-glue-point="0" svg:d="M14214 2100l8254 2000" svg:viewBox="0 0 8255 2001">
          <text:p/>
        </draw:connector>
        <draw:connector draw:style-name="gr2" draw:text-style-name="P4" draw:layer="layout" draw:type="line" svg:x1="5.868cm" svg:y1="4.7cm" svg:x2="2.668cm" svg:y2="5.771cm" draw:start-shape="id2" draw:start-glue-point="2" draw:end-shape="id4" draw:end-glue-point="0" svg:d="M5868 4700l-3200 1071" svg:viewBox="0 0 3201 1072">
          <text:p/>
        </draw:connector>
        <draw:connector draw:style-name="gr2" draw:text-style-name="P4" draw:layer="layout" draw:type="line" svg:x1="5.868cm" svg:y1="4.7cm" svg:x2="5.831cm" svg:y2="5.771cm" draw:start-shape="id2" draw:start-glue-point="2" draw:end-shape="id5" draw:end-glue-point="0" svg:d="M5868 4700l-37 1071" svg:viewBox="0 0 38 1072">
          <text:p/>
        </draw:connector>
        <draw:connector draw:style-name="gr2" draw:text-style-name="P4" draw:layer="layout" draw:type="line" svg:x1="5.868cm" svg:y1="4.7cm" svg:x2="9.231cm" svg:y2="5.8cm" draw:start-shape="id2" draw:start-glue-point="2" draw:end-shape="id6" draw:end-glue-point="0" svg:d="M5868 4700l3363 1100" svg:viewBox="0 0 3364 1101">
          <text:p/>
        </draw:connector>
        <draw:connector draw:style-name="gr2" draw:text-style-name="P4" draw:layer="layout" draw:type="line" svg:x1="14.231cm" svg:y1="4.6cm" svg:x2="11.868cm" svg:y2="5.9cm" draw:start-shape="id7" draw:start-glue-point="2" draw:end-shape="id8" draw:end-glue-point="0" svg:d="M14231 4600l-2363 1300" svg:viewBox="0 0 2364 1301">
          <text:p/>
        </draw:connector>
        <draw:connector draw:style-name="gr2" draw:text-style-name="P4" draw:layer="layout" draw:type="line" svg:x1="14.231cm" svg:y1="4.6cm" svg:x2="14.506cm" svg:y2="5.775cm" draw:start-shape="id7" draw:start-glue-point="2" draw:end-shape="id9" draw:end-glue-point="0" svg:d="M14231 4600l275 1175" svg:viewBox="0 0 276 1176">
          <text:p/>
        </draw:connector>
        <draw:connector draw:style-name="gr2" draw:text-style-name="P4" draw:layer="layout" draw:type="line" svg:x1="14.231cm" svg:y1="4.6cm" svg:x2="16.694cm" svg:y2="5.771cm" draw:start-shape="id7" draw:start-glue-point="2" draw:end-shape="id10" draw:end-glue-point="0" svg:d="M14231 4600l2463 1171" svg:viewBox="0 0 2464 1172">
          <text:p/>
        </draw:connector>
        <draw:connector draw:style-name="gr2" draw:text-style-name="P4" draw:layer="layout" draw:type="line" svg:x1="22.468cm" svg:y1="4.829cm" svg:x2="22.468cm" svg:y2="5.7cm" draw:start-shape="id3" draw:start-glue-point="2" draw:end-shape="id11" draw:end-glue-point="0" svg:d="M22468 4829v871" svg:viewBox="0 0 1 872">
          <text:p/>
        </draw:connector>
        <draw:connector draw:style-name="gr2" draw:text-style-name="P4" draw:layer="layout" draw:type="line" svg:x1="22.468cm" svg:y1="4.829cm" svg:x2="25.568cm" svg:y2="5.8cm" draw:start-shape="id3" draw:start-glue-point="2" draw:end-shape="id12" draw:end-glue-point="0" svg:d="M22468 4829l3100 971" svg:viewBox="0 0 3101 972">
          <text:p/>
        </draw:connector>
        <draw:connector draw:style-name="gr2" draw:text-style-name="P4" draw:layer="layout" draw:type="line" svg:x1="2.668cm" svg:y1="6.5cm" svg:x2="2.868cm" svg:y2="7.8cm" draw:start-shape="id4" draw:start-glue-point="2" draw:end-shape="id13" draw:end-glue-point="0" svg:d="M2668 6500l200 1300" svg:viewBox="0 0 201 1301">
          <text:p/>
        </draw:connector>
        <draw:connector draw:style-name="gr2" draw:text-style-name="P4" draw:layer="layout" draw:type="line" svg:x1="2.668cm" svg:y1="6.5cm" svg:x2="4.131cm" svg:y2="7.6cm" draw:start-shape="id4" draw:start-glue-point="2" draw:end-shape="id14" draw:end-glue-point="0" svg:d="M2668 6500l1463 1100" svg:viewBox="0 0 1464 1101">
          <text:p/>
        </draw:connector>
        <draw:connector draw:style-name="gr2" draw:text-style-name="P4" draw:layer="layout" draw:type="line" svg:x1="2.668cm" svg:y1="6.5cm" svg:x2="1.668cm" svg:y2="7.7cm" draw:start-shape="id4" draw:start-glue-point="2" draw:end-shape="id15" draw:end-glue-point="0" svg:d="M2668 6500l-1000 1200" svg:viewBox="0 0 1001 1201">
          <text:p/>
        </draw:connector>
        <draw:frame draw:style-name="gr1" draw:text-style-name="P3" xml:id="id17" draw:id="id17" draw:layer="layout" svg:width="1.463cm" svg:height="0.729cm" svg:x="4.3cm" svg:y="7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16" draw:id="id16" draw:layer="layout" svg:width="1.463cm" svg:height="0.729cm" svg:x="5.137cm" svg:y="7.6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18" draw:id="id18" draw:layer="layout" svg:width="1.463cm" svg:height="0.729cm" svg:x="6.237cm" svg:y="7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frame draw:style-name="gr1" draw:text-style-name="P3" xml:id="id21" draw:id="id21" draw:layer="layout" svg:width="1.463cm" svg:height="0.729cm" svg:x="7.4cm" svg:y="8.029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20" draw:id="id20" draw:layer="layout" svg:width="1.463cm" svg:height="0.729cm" svg:x="8.437cm" svg:y="7.5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22" draw:id="id22" draw:layer="layout" svg:width="1.463cm" svg:height="0.729cm" svg:x="9.337cm" svg:y="8.158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5.831cm" svg:y1="6.5cm" svg:x2="5.868cm" svg:y2="7.6cm" draw:start-shape="id5" draw:start-glue-point="2" draw:end-shape="id16" svg:d="M5831 6500l37 1100" svg:viewBox="0 0 38 1101">
          <text:p/>
        </draw:connector>
        <draw:connector draw:style-name="gr2" draw:text-style-name="P4" draw:layer="layout" draw:type="line" svg:x1="5.831cm" svg:y1="6.5cm" svg:x2="5.031cm" svg:y2="7cm" draw:start-shape="id5" draw:start-glue-point="2" draw:end-shape="id17" draw:end-glue-point="0" svg:d="M5831 6500l-800 500" svg:viewBox="0 0 801 501">
          <text:p/>
        </draw:connector>
        <draw:connector draw:style-name="gr2" draw:text-style-name="P4" draw:layer="layout" draw:type="line" svg:x1="5.831cm" svg:y1="6.5cm" svg:x2="6.968cm" svg:y2="7cm" draw:start-shape="id5" draw:start-glue-point="2" draw:end-shape="id18" draw:end-glue-point="0" svg:d="M5831 6500l1137 500" svg:viewBox="0 0 1138 501">
          <text:p/>
        </draw:connector>
        <draw:connector draw:style-name="gr2" draw:text-style-name="P4" draw:layer="layout" draw:type="line" svg:x1="22.468cm" svg:y1="4.829cm" svg:x2="20.131cm" svg:y2="5.8cm" draw:start-shape="id3" draw:start-glue-point="2" draw:end-shape="id19" draw:end-glue-point="0" svg:d="M22468 4829l-2337 971" svg:viewBox="0 0 2338 972">
          <text:p/>
        </draw:connector>
        <draw:connector draw:style-name="gr2" draw:text-style-name="P4" draw:layer="layout" draw:type="line" svg:x1="9.231cm" svg:y1="6.529cm" svg:x2="9.168cm" svg:y2="7.5cm" draw:start-shape="id6" draw:start-glue-point="2" draw:end-shape="id20" draw:end-glue-point="0" svg:d="M9231 6529l-63 971" svg:viewBox="0 0 64 972">
          <text:p/>
        </draw:connector>
        <draw:connector draw:style-name="gr2" draw:text-style-name="P4" draw:layer="layout" draw:type="line" svg:x1="9.231cm" svg:y1="6.529cm" svg:x2="8.131cm" svg:y2="8.029cm" draw:start-shape="id6" draw:start-glue-point="2" draw:end-shape="id21" draw:end-glue-point="0" svg:d="M9231 6529l-1100 1500" svg:viewBox="0 0 1101 1501">
          <text:p/>
        </draw:connector>
        <draw:connector draw:style-name="gr2" draw:text-style-name="P4" draw:layer="layout" draw:type="line" svg:x1="9.231cm" svg:y1="6.529cm" svg:x2="10.068cm" svg:y2="8.158cm" draw:start-shape="id6" draw:start-glue-point="2" draw:end-shape="id22" draw:end-glue-point="0" svg:d="M9231 6529l837 1629" svg:viewBox="0 0 838 1630">
          <text:p/>
        </draw:connector>
        <draw:frame draw:style-name="gr1" draw:text-style-name="P3" xml:id="id24" draw:id="id24" draw:layer="layout" svg:width="1.463cm" svg:height="0.729cm" svg:x="10.3cm" svg:y="7.844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23" draw:id="id23" draw:layer="layout" svg:width="1.463cm" svg:height="0.729cm" svg:x="11.1cm" svg:y="7.444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25" draw:id="id25" draw:layer="layout" svg:width="1.463cm" svg:height="0.729cm" svg:x="12.323cm" svg:y="8.071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11.868cm" svg:y1="6.629cm" svg:x2="11.831cm" svg:y2="7.444cm" draw:start-shape="id8" draw:start-glue-point="2" draw:end-shape="id23" draw:end-glue-point="0" svg:d="M11868 6629l-37 815" svg:viewBox="0 0 38 816">
          <text:p/>
        </draw:connector>
        <draw:connector draw:style-name="gr2" draw:text-style-name="P4" draw:layer="layout" draw:type="line" svg:x1="11.868cm" svg:y1="6.629cm" svg:x2="11.031cm" svg:y2="7.844cm" draw:start-shape="id8" draw:start-glue-point="2" draw:end-shape="id24" draw:end-glue-point="0" svg:d="M11868 6629l-837 1215" svg:viewBox="0 0 838 1216">
          <text:p/>
        </draw:connector>
        <draw:connector draw:style-name="gr2" draw:text-style-name="P4" draw:layer="layout" draw:type="line" svg:x1="11.868cm" svg:y1="6.629cm" svg:x2="13.054cm" svg:y2="8.071cm" draw:start-shape="id8" draw:start-glue-point="2" draw:end-shape="id25" draw:end-glue-point="0" svg:d="M11868 6629l1186 1442" svg:viewBox="0 0 1187 1443">
          <text:p/>
        </draw:connector>
        <draw:frame draw:style-name="gr1" draw:text-style-name="P3" xml:id="id27" draw:id="id27" draw:layer="layout" svg:width="1.463cm" svg:height="0.729cm" svg:x="12.937cm" svg:y="7.171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26" draw:id="id26" draw:layer="layout" svg:width="1.463cm" svg:height="0.729cm" svg:x="13.7cm" svg:y="7.671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3" draw:text-style-name="P3" xml:id="id28" draw:id="id28" draw:layer="layout" svg:width="1.463cm" svg:height="0.729cm" svg:x="14.637cm" svg:y="7.371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14.506cm" svg:y1="6.504cm" svg:x2="14.431cm" svg:y2="7.671cm" draw:start-shape="id9" draw:start-glue-point="2" draw:end-shape="id26" draw:end-glue-point="0" svg:d="M14506 6504l-75 1167" svg:viewBox="0 0 76 1168">
          <text:p/>
        </draw:connector>
        <draw:connector draw:style-name="gr2" draw:text-style-name="P4" draw:layer="layout" draw:type="line" svg:x1="14.506cm" svg:y1="6.504cm" svg:x2="13.668cm" svg:y2="7.171cm" draw:start-shape="id9" draw:start-glue-point="2" draw:end-shape="id27" draw:end-glue-point="0" svg:d="M14506 6504l-838 667" svg:viewBox="0 0 839 668">
          <text:p/>
        </draw:connector>
        <draw:connector draw:style-name="gr2" draw:text-style-name="P4" draw:layer="layout" draw:type="line" svg:x1="14.506cm" svg:y1="6.504cm" svg:x2="15.368cm" svg:y2="7.371cm" draw:start-shape="id9" draw:start-glue-point="2" draw:end-shape="id28" draw:end-glue-point="0" svg:d="M14506 6504l862 867" svg:viewBox="0 0 863 868">
          <text:p/>
        </draw:connector>
        <draw:frame draw:style-name="gr1" draw:text-style-name="P3" xml:id="id30" draw:id="id30" draw:layer="layout" svg:width="1.463cm" svg:height="0.729cm" svg:x="15cm" svg:y="8.871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29" draw:id="id29" draw:layer="layout" svg:width="1.463cm" svg:height="0.729cm" svg:x="15.937cm" svg:y="8.1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31" draw:id="id31" draw:layer="layout" svg:width="1.463cm" svg:height="0.729cm" svg:x="16.9cm" svg:y="8.9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16.694cm" svg:y1="6.5cm" svg:x2="16.668cm" svg:y2="8.1cm" draw:start-shape="id10" draw:start-glue-point="2" draw:end-shape="id29" draw:end-glue-point="0" svg:d="M16694 6500l-26 1600" svg:viewBox="0 0 27 1601">
          <text:p/>
        </draw:connector>
        <draw:connector draw:style-name="gr2" draw:text-style-name="P4" draw:layer="layout" draw:type="line" svg:x1="16.694cm" svg:y1="6.5cm" svg:x2="15.731cm" svg:y2="8.871cm" draw:start-shape="id10" draw:start-glue-point="2" draw:end-shape="id30" draw:end-glue-point="0" svg:d="M16694 6500l-963 2371" svg:viewBox="0 0 964 2372">
          <text:p/>
        </draw:connector>
        <draw:connector draw:style-name="gr2" draw:text-style-name="P4" draw:layer="layout" draw:type="line" svg:x1="16.694cm" svg:y1="6.5cm" svg:x2="17.631cm" svg:y2="8.9cm" draw:start-shape="id10" draw:start-glue-point="2" draw:end-shape="id31" draw:end-glue-point="0" svg:d="M16694 6500l937 2400" svg:viewBox="0 0 938 2401">
          <text:p/>
        </draw:connector>
        <draw:frame draw:style-name="gr1" draw:text-style-name="P3" xml:id="id33" draw:id="id33" draw:layer="layout" svg:width="1.463cm" svg:height="0.729cm" svg:x="18.337cm" svg:y="8.342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32" draw:id="id32" draw:layer="layout" svg:width="1.463cm" svg:height="0.729cm" svg:x="19.274cm" svg:y="7.571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34" draw:id="id34" draw:layer="layout" svg:width="1.463cm" svg:height="0.729cm" svg:x="20.237cm" svg:y="8.371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20.131cm" svg:y1="6.529cm" svg:x2="20.005cm" svg:y2="7.571cm" draw:start-shape="id19" draw:start-glue-point="2" draw:end-shape="id32" draw:end-glue-point="0" svg:d="M20131 6529l-126 1042" svg:viewBox="0 0 127 1043">
          <text:p/>
        </draw:connector>
        <draw:connector draw:style-name="gr2" draw:text-style-name="P4" draw:layer="layout" draw:type="line" svg:x1="20.131cm" svg:y1="6.529cm" svg:x2="19.068cm" svg:y2="8.342cm" draw:start-shape="id19" draw:start-glue-point="2" draw:end-shape="id33" draw:end-glue-point="0" svg:d="M20131 6529l-1063 1813" svg:viewBox="0 0 1064 1814">
          <text:p/>
        </draw:connector>
        <draw:connector draw:style-name="gr2" draw:text-style-name="P4" draw:layer="layout" draw:type="line" svg:x1="20.131cm" svg:y1="6.529cm" svg:x2="20.968cm" svg:y2="8.371cm" draw:start-shape="id19" draw:start-glue-point="2" draw:end-shape="id34" draw:end-glue-point="0" svg:d="M20131 6529l837 1842" svg:viewBox="0 0 838 1843">
          <text:p/>
        </draw:connector>
        <draw:frame draw:style-name="gr1" draw:text-style-name="P3" xml:id="id36" draw:id="id36" draw:layer="layout" svg:width="1.463cm" svg:height="0.729cm" svg:x="21.1cm" svg:y="7.8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35" draw:id="id35" draw:layer="layout" svg:width="1.463cm" svg:height="0.729cm" svg:x="21.8cm" svg:y="7.471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37" draw:id="id37" draw:layer="layout" svg:width="1.463cm" svg:height="0.729cm" svg:x="22.937cm" svg:y="7.871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22.468cm" svg:y1="6.429cm" svg:x2="22.531cm" svg:y2="7.471cm" draw:start-shape="id11" draw:start-glue-point="2" draw:end-shape="id35" draw:end-glue-point="0" svg:d="M22468 6429l63 1042" svg:viewBox="0 0 64 1043">
          <text:p/>
        </draw:connector>
        <draw:connector draw:style-name="gr2" draw:text-style-name="P4" draw:layer="layout" draw:type="line" svg:x1="22.468cm" svg:y1="6.429cm" svg:x2="21.831cm" svg:y2="7.8cm" draw:start-shape="id11" draw:start-glue-point="2" draw:end-shape="id36" draw:end-glue-point="0" svg:d="M22468 6429l-637 1371" svg:viewBox="0 0 638 1372">
          <text:p/>
        </draw:connector>
        <draw:connector draw:style-name="gr2" draw:text-style-name="P4" draw:layer="layout" draw:type="line" svg:x1="22.468cm" svg:y1="6.429cm" svg:x2="23.668cm" svg:y2="7.871cm" draw:start-shape="id11" draw:start-glue-point="2" draw:end-shape="id37" draw:end-glue-point="0" svg:d="M22468 6429l1200 1442" svg:viewBox="0 0 1201 1443">
          <text:p/>
        </draw:connector>
        <draw:connector draw:style-name="gr2" draw:text-style-name="P4" draw:layer="layout" draw:type="line" svg:x1="14.214cm" svg:y1="2.1cm" svg:x2="14.231cm" svg:y2="3.871cm" draw:start-shape="id1" draw:start-glue-point="2" draw:end-shape="id7" draw:end-glue-point="0" svg:d="M14214 2100l17 1771" svg:viewBox="0 0 18 1772">
          <text:p/>
        </draw:connector>
        <draw:frame draw:style-name="gr1" draw:text-style-name="P3" xml:id="id38" draw:id="id38" draw:layer="layout" svg:width="1.463cm" svg:height="0.729cm" svg:x="23.9cm" svg:y="8.671cm">
          <draw:text-box>
            <text:p text:style-name="P2"><text:span text:style-name="T1">R</text:span><text:span text:style-name="T2">3</text:span><text:span text:style-name="T1"> = 1</text:span></text:p>
          </draw:text-box>
        </draw:frame>
        <draw:frame draw:style-name="gr1" draw:text-style-name="P3" xml:id="id39" draw:id="id39" draw:layer="layout" svg:width="1.463cm" svg:height="0.729cm" svg:x="24.8cm" svg:y="8.1cm">
          <draw:text-box>
            <text:p text:style-name="P2"><text:span text:style-name="T1">R</text:span><text:span text:style-name="T2">3</text:span><text:span text:style-name="T1"> = 2</text:span></text:p>
          </draw:text-box>
        </draw:frame>
        <draw:frame draw:style-name="gr1" draw:text-style-name="P3" xml:id="id40" draw:id="id40" draw:layer="layout" svg:width="1.463cm" svg:height="0.729cm" svg:x="25.8cm" svg:y="8.7cm">
          <draw:text-box>
            <text:p text:style-name="P2"><text:span text:style-name="T1">R</text:span><text:span text:style-name="T2">3</text:span><text:span text:style-name="T1"> = 3</text:span></text:p>
          </draw:text-box>
        </draw:frame>
        <draw:connector draw:style-name="gr2" draw:text-style-name="P4" draw:layer="layout" draw:type="line" svg:x1="25.568cm" svg:y1="6.529cm" svg:x2="24.631cm" svg:y2="8.671cm" draw:start-shape="id12" draw:start-glue-point="2" draw:end-shape="id38" draw:end-glue-point="0" svg:d="M25568 6529l-937 2142" svg:viewBox="0 0 938 2143">
          <text:p/>
        </draw:connector>
        <draw:connector draw:style-name="gr2" draw:text-style-name="P4" draw:layer="layout" draw:type="line" svg:x1="25.568cm" svg:y1="6.529cm" svg:x2="25.531cm" svg:y2="8.1cm" draw:start-shape="id12" draw:start-glue-point="2" draw:end-shape="id39" draw:end-glue-point="0" svg:d="M25568 6529l-37 1571" svg:viewBox="0 0 38 1572">
          <text:p/>
        </draw:connector>
        <draw:connector draw:style-name="gr2" draw:text-style-name="P4" draw:layer="layout" draw:type="line" svg:x1="25.568cm" svg:y1="6.529cm" svg:x2="26.531cm" svg:y2="8.7cm" draw:start-shape="id12" draw:start-glue-point="2" draw:end-shape="id40" draw:end-glue-point="0" svg:d="M25568 6529l963 2171" svg:viewBox="0 0 964 2172">
          <text:p/>
        </draw:connector>
        <draw:frame draw:style-name="gr4" draw:text-style-name="P1" draw:layer="layout" svg:width="0.3cm" svg:height="0.2cm" svg:x="4.1cm" svg:y="3.8cm">
          <draw:text-box>
            <text:p/>
          </draw:text-box>
        </draw:frame>
        <draw:frame draw:style-name="gr1" draw:text-style-name="P5" draw:layer="layout" svg:width="0.777cm" svg:height="0.806cm" svg:x="4.723cm" svg:y="3.9cm">
          <draw:text-box>
            <text:p><text:span text:style-name="T3">1</text:span></text:p>
          </draw:text-box>
        </draw:frame>
        <draw:frame draw:style-name="gr1" draw:text-style-name="P5" draw:layer="layout" svg:width="0.777cm" svg:height="0.806cm" svg:x="1.2cm" svg:y="5.7cm">
          <draw:text-box>
            <text:p><text:span text:style-name="T3">2</text:span></text:p>
          </draw:text-box>
        </draw:frame>
        <draw:frame draw:style-name="gr1" draw:text-style-name="P5" draw:layer="layout" svg:width="0.777cm" svg:height="0.806cm" svg:x="6.423cm" svg:y="3.894cm">
          <draw:text-box>
            <text:p><text:span text:style-name="T3">3</text:span></text:p>
          </draw:text-box>
        </draw:frame>
        <draw:frame draw:style-name="gr1" draw:text-style-name="P5" draw:layer="layout" svg:width="0.777cm" svg:height="0.806cm" svg:x="4.5cm" svg:y="5.6cm">
          <draw:text-box>
            <text:p><text:span text:style-name="T3">4</text:span></text:p>
          </draw:text-box>
        </draw:frame>
        <draw:frame draw:style-name="gr5" draw:text-style-name="P5" draw:layer="layout" svg:width="0.777cm" svg:height="0.9cm" svg:x="4.023cm" svg:y="6.8cm">
          <draw:text-box>
            <text:p><text:span text:style-name="T3">5</text:span></text:p>
          </draw:text-box>
        </draw:frame>
        <draw:frame draw:style-name="gr1" draw:text-style-name="P5" draw:layer="layout" svg:width="0.777cm" svg:height="0.806cm" svg:x="6.223cm" svg:y="5.394cm">
          <draw:text-box>
            <text:p><text:span text:style-name="T3">6</text:span></text:p>
          </draw:text-box>
        </draw:frame>
        <draw:frame draw:style-name="gr1" draw:text-style-name="P5" draw:layer="layout" svg:width="0.777cm" svg:height="0.806cm" svg:x="5.123cm" svg:y="8.2cm">
          <draw:text-box>
            <text:p><text:span text:style-name="T3">7</text:span></text:p>
          </draw:text-box>
        </draw:frame>
        <draw:frame draw:style-name="gr1" draw:text-style-name="P5" draw:layer="layout" svg:width="0.777cm" svg:height="0.806cm" svg:x="6.323cm" svg:y="5.994cm">
          <draw:text-box>
            <text:p><text:span text:style-name="T3">8</text:span></text:p>
          </draw:text-box>
        </draw:frame>
        <draw:frame draw:style-name="gr1" draw:text-style-name="P5" draw:layer="layout" svg:width="0.777cm" svg:height="0.806cm" svg:x="6.6cm" svg:y="7.5cm">
          <draw:text-box>
            <text:p><text:span text:style-name="T3">9</text:span></text:p>
          </draw:text-box>
        </draw:frame>
        <draw:frame draw:style-name="standard" draw:layer="layout" svg:width="25.074cm" svg:height="5.281cm" svg:x="1.423cm" svg:y="10.9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  <table:table-cell>
                <text:p text:style-name="P6">4</text:p>
              </table:table-cell>
              <table:table-cell>
                <text:p text:style-name="P6">5</text:p>
              </table:table-cell>
              <table:table-cell>
                <text:p text:style-name="P6">6</text:p>
              </table:table-cell>
              <table:table-cell>
                <text:p text:style-name="P6">7</text:p>
              </table:table-cell>
              <table:table-cell>
                <text:p text:style-name="P6">8</text:p>
              </table:table-cell>
              <table:table-cell>
                <text:p text:style-name="P6">9</text:p>
              </table:table-cell>
            </table:table-row>
            <table:table-row table:style-name="ro1" table:default-cell-style-name="gray2">
              <table:table-cell>
                <text:p>R<text:span text:style-name="T4">1</text:span>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  <table:table-cell>
                <text:p>{1}</text:p>
              </table:table-cell>
            </table:table-row>
            <table:table-row table:style-name="ro1" table:default-cell-style-name="gray1">
              <table:table-cell>
                <text:p>R<text:span text:style-name="T4">2</text:span></text:p>
              </table:table-cell>
              <table:table-cell>
                <text:p>{1,2,3}</text:p>
              </table:table-cell>
              <table:table-cell>
                <text:p>{1}</text:p>
              </table:table-cell>
              <table:table-cell>
                <text:p>{1,2,3}</text:p>
              </table:table-cell>
              <table:table-cell>
                <text:p>{2}</text:p>
              </table:table-cell>
              <table:table-cell>
                <text:p>{2}</text:p>
              </table:table-cell>
              <table:table-cell>
                <text:p>{2}</text:p>
              </table:table-cell>
              <table:table-cell>
                <text:p>{2}</text:p>
              </table:table-cell>
              <table:table-cell>
                <text:p>{2}</text:p>
              </table:table-cell>
              <table:table-cell>
                <text:p>{2}</text:p>
              </table:table-cell>
            </table:table-row>
            <table:table-row table:style-name="ro2" table:default-cell-style-name="gray2">
              <table:table-cell>
                <text:p>R<text:span text:style-name="T4">3</text:span></text:p>
              </table:table-cell>
              <table:table-cell>
                <text:p>{1,2,3}</text:p>
              </table:table-cell>
              <table:table-cell>
                <text:p>{1,2,3}</text:p>
              </table:table-cell>
              <table:table-cell>
                <text:p>{1,2,3}</text:p>
              </table:table-cell>
              <table:table-cell>
                <text:p>{1,2,3}</text:p>
              </table:table-cell>
              <table:table-cell>
                <text:p>{1}</text:p>
              </table:table-cell>
              <table:table-cell>
                <text:p>{1,2,3}</text:p>
              </table:table-cell>
              <table:table-cell>
                <text:p>{2}</text:p>
              </table:table-cell>
              <table:table-cell>
                <text:p>{1,2,3}</text:p>
              </table:table-cell>
              <table:table-cell>
                <text:p>{3}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20:22:08.457000000</meta:creation-date>
    <dc:date>2018-01-30T21:22:22.940000000</dc:date>
    <meta:editing-duration>PT29M33S</meta:editing-duration>
    <meta:editing-cycles>15</meta:editing-cycles>
    <meta:generator>LibreOffice/5.4.3.2$Windows_X86_64 LibreOffice_project/92a7159f7e4af62137622921e809f8546db437e5</meta:generator>
    <meta:document-statistic meta:object-count="90"/>
  </office:meta>
</office:document-meta>
</file>